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b52" officeooo:paragraph-rsid="000bcb52"/>
    </style:style>
    <style:style style:name="P2" style:family="paragraph" style:parent-style-name="Standard">
      <style:text-properties officeooo:rsid="000bcb52" officeooo:paragraph-rsid="000bcb52"/>
    </style:style>
    <style:style style:name="P3" style:family="paragraph" style:parent-style-name="Standard">
      <style:text-properties officeooo:rsid="000d3ad2" officeooo:paragraph-rsid="000d3ad2"/>
    </style:style>
    <style:style style:name="T1" style:family="text">
      <style:text-properties officeooo:rsid="000d3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Git add . </text:p>
      <text:p text:style-name="P1">Añade todos los documentos de del repositorio</text:p>
      <text:p text:style-name="P1"/>
      <text:p text:style-name="P1">$git status</text:p>
      <text:p text:style-name="P1">Enseña todos los cambios que se han hecho a comparación del repositorio local</text:p>
      <text:p text:style-name="P1"/>
      <text:p text:style-name="P1">$Git commit -a – m “(mensaje)”</text:p>
      <text:p text:style-name="P1">Siempre para hacer commit de un archivo <text:span text:style-name="T1">para el repositorio local directo</text:span></text:p>
      <text:p text:style-name="P1"/>
      <text:p text:style-name="P3">$git in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9:03:14.806361564</meta:creation-date>
    <dc:date>2025-11-28T18:30:19.214498621</dc:date>
    <meta:editing-duration>PT2H19M4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7" meta:word-count="44" meta:character-count="256" meta:non-whitespace-character-count="217"/>
  </office:meta>
</office:document-meta>
</file>